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934cm" svg:height="1.23cm" draw:transform="skewX (-0.000174532925199401) rotate (-1.98653375461995) translate (6.9151857068793cm 2.558229349406cm)" svg:viewBox="0 0 6935 1231" svg:d="M38 649c340 29 2629 264 3520 340s2897 266 3260 239c131 3 193-653-35-662-272 14-2361-66-3314-137-951-72-2939-373-3298-429-123-20-231 637-133 649z">
          <text:p/>
        </draw:path>
        <draw:path draw:style-name="gr1" draw:text-style-name="P1" draw:layer="layout" svg:width="0.903cm" svg:height="0.661cm" draw:transform="rotate (-2.15757602131539) translate (7.10599110710381cm 2.32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3.85579114539899cm 8.256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4:43.088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